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6.58pt" svg:y="33.93pt">
            <loext:p draw:notify-on-update-of-ranges="Sheet1.I8:Sheet1.I12 Sheet1.J7:Sheet1.J7 Sheet1.J8:Sheet1.J12 Sheet1.K7:Sheet1.K7 Sheet1.K8:Sheet1.K12 Sheet1.L7:Sheet1.L7 Sheet1.L8:Sheet1.L12 Sheet1.M7:Sheet1.M7 Sheet1.M8:Sheet1.M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1.57pt" svg:y="313.23pt">
            <loext:p draw:notify-on-update-of-ranges="Sheet1.I30:Sheet1.I30 Sheet1.I31:Sheet1.I35 Sheet1.J30:Sheet1.J30 Sheet1.J31:Sheet1.J35 Sheet1.K30:Sheet1.K30 Sheet1.K31:Sheet1.K35 Sheet1.L30:Sheet1.L30 Sheet1.L31:Sheet1.L35 Sheet1.M30:Sheet1.M30 Sheet1.M31:Sheet1.M3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0.32pt" svg:y="607.63pt">
            <loext:p draw:notify-on-update-of-ranges="Sheet1.I57:Sheet1.I57 Sheet1.I57:Sheet1.I61 Sheet1.J56:Sheet1.J56 Sheet1.J57:Sheet1.J61 Sheet1.K56:Sheet1.K56 Sheet1.K57:Sheet1.K61 Sheet1.L56:Sheet1.L56 Sheet1.L57:Sheet1.L61 Sheet1.M56:Sheet1.M56 Sheet1.M57:Sheet1.M6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BUCKET SORT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elementos</text:p>
          </table:table-cell>
          <table:table-cell office:value-type="string" calcext:value-type="string">
            <text:p>crescente</text:p>
          </table:table-cell>
          <table:table-cell office:value-type="string" calcext:value-type="string">
            <text:p>decrescente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aleatorio100k</text:p>
          </table:table-cell>
        </table:table-row>
        <table:table-row table:style-name="ro1">
          <table:table-cell table:number-columns-repeated="8"/>
          <table:table-cell office:value-type="float" office:value="25000" calcext:value-type="float">
            <text:p>25000</text:p>
          </table:table-cell>
          <table:table-cell office:value-type="float" office:value="0.007732" calcext:value-type="float">
            <text:p>0.007732</text:p>
          </table:table-cell>
          <table:table-cell office:value-type="float" office:value="0.007648" calcext:value-type="float">
            <text:p>0.007648</text:p>
          </table:table-cell>
          <table:table-cell office:value-type="float" office:value="0.010376" calcext:value-type="float">
            <text:p>0.010376</text:p>
          </table:table-cell>
          <table:table-cell office:value-type="float" office:value="0.010507" calcext:value-type="float">
            <text:p>0.010507</text:p>
          </table:table-cell>
        </table:table-row>
        <table:table-row table:style-name="ro1">
          <table:table-cell table:number-columns-repeated="8"/>
          <table:table-cell office:value-type="float" office:value="50000" calcext:value-type="float">
            <text:p>50000</text:p>
          </table:table-cell>
          <table:table-cell office:value-type="float" office:value="0.015997" calcext:value-type="float">
            <text:p>0.015997</text:p>
          </table:table-cell>
          <table:table-cell office:value-type="float" office:value="0.015921" calcext:value-type="float">
            <text:p>0.015921</text:p>
          </table:table-cell>
          <table:table-cell office:value-type="float" office:value="0.021183" calcext:value-type="float">
            <text:p>0.021183</text:p>
          </table:table-cell>
          <table:table-cell office:value-type="float" office:value="0.021382" calcext:value-type="float">
            <text:p>0.021382</text:p>
          </table:table-cell>
        </table:table-row>
        <table:table-row table:style-name="ro1">
          <table:table-cell table:number-columns-repeated="8"/>
          <table:table-cell office:value-type="float" office:value="75000" calcext:value-type="float">
            <text:p>75000</text:p>
          </table:table-cell>
          <table:table-cell office:value-type="float" office:value="0.026196" calcext:value-type="float">
            <text:p>0.026196</text:p>
          </table:table-cell>
          <table:table-cell office:value-type="float" office:value="0.026144" calcext:value-type="float">
            <text:p>0.026144</text:p>
          </table:table-cell>
          <table:table-cell office:value-type="float" office:value="0.035791" calcext:value-type="float">
            <text:p>0.035791</text:p>
          </table:table-cell>
          <table:table-cell office:value-type="float" office:value="0.03603" calcext:value-type="float">
            <text:p>0.03603</text:p>
          </table:table-cell>
        </table:table-row>
        <table:table-row table:style-name="ro1">
          <table:table-cell table:number-columns-repeated="8"/>
          <table:table-cell office:value-type="float" office:value="100000" calcext:value-type="float">
            <text:p>100000</text:p>
          </table:table-cell>
          <table:table-cell office:value-type="float" office:value="0.034128" calcext:value-type="float">
            <text:p>0.034128</text:p>
          </table:table-cell>
          <table:table-cell office:value-type="float" office:value="0.035227" calcext:value-type="float">
            <text:p>0.035227</text:p>
          </table:table-cell>
          <table:table-cell office:value-type="float" office:value="0.046166" calcext:value-type="float">
            <text:p>0.046166</text:p>
          </table:table-cell>
          <table:table-cell office:value-type="float" office:value="0.046516" calcext:value-type="float">
            <text:p>0.046516</text:p>
          </table:table-cell>
        </table:table-row>
        <table:table-row table:style-name="ro1">
          <table:table-cell table:number-columns-repeated="8"/>
          <table:table-cell office:value-type="float" office:value="1000000" calcext:value-type="float">
            <text:p>1000000</text:p>
          </table:table-cell>
          <table:table-cell office:value-type="float" office:value="0.314604" calcext:value-type="float">
            <text:p>0.314604</text:p>
          </table:table-cell>
          <table:table-cell office:value-type="float" office:value="0.30943" calcext:value-type="float">
            <text:p>0.30943</text:p>
          </table:table-cell>
          <table:table-cell office:value-type="float" office:value="0.457731" calcext:value-type="float">
            <text:p>0.457731</text:p>
          </table:table-cell>
          <table:table-cell office:value-type="float" office:value="0.454077" calcext:value-type="float">
            <text:p>0.454077</text:p>
          </table:table-cell>
        </table:table-row>
        <table:table-row table:style-name="ro1" table:number-rows-repeated="15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COUNTING SORT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elementos</text:p>
          </table:table-cell>
          <table:table-cell office:value-type="string" calcext:value-type="string">
            <text:p>crescente</text:p>
          </table:table-cell>
          <table:table-cell office:value-type="string" calcext:value-type="string">
            <text:p>decrescente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aleatorio100k</text:p>
          </table:table-cell>
        </table:table-row>
        <table:table-row table:style-name="ro1">
          <table:table-cell table:number-columns-repeated="8"/>
          <table:table-cell office:value-type="float" office:value="25000" calcext:value-type="float">
            <text:p>25000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0.000443" calcext:value-type="float">
            <text:p>0.000443</text:p>
          </table:table-cell>
          <table:table-cell office:value-type="float" office:value="0.184745" calcext:value-type="float">
            <text:p>0.184745</text:p>
          </table:table-cell>
        </table:table-row>
        <table:table-row table:style-name="ro1">
          <table:table-cell table:number-columns-repeated="8"/>
          <table:table-cell office:value-type="float" office:value="50000" calcext:value-type="float">
            <text:p>50000</text:p>
          </table:table-cell>
          <table:table-cell office:value-type="float" office:value="0.000505" calcext:value-type="float">
            <text:p>0.000505</text:p>
          </table:table-cell>
          <table:table-cell office:value-type="float" office:value="0.000474" calcext:value-type="float">
            <text:p>0.000474</text:p>
          </table:table-cell>
          <table:table-cell office:value-type="float" office:value="0.000847" calcext:value-type="float">
            <text:p>0.000847</text:p>
          </table:table-cell>
          <table:table-cell office:value-type="float" office:value="0.184625" calcext:value-type="float">
            <text:p>0.184625</text:p>
          </table:table-cell>
        </table:table-row>
        <table:table-row table:style-name="ro1">
          <table:table-cell table:number-columns-repeated="8"/>
          <table:table-cell office:value-type="float" office:value="75000" calcext:value-type="float">
            <text:p>75000</text:p>
          </table:table-cell>
          <table:table-cell office:value-type="float" office:value="0.000707" calcext:value-type="float">
            <text:p>0.000707</text:p>
          </table:table-cell>
          <table:table-cell office:value-type="float" office:value="0.000664" calcext:value-type="float">
            <text:p>0.000664</text:p>
          </table:table-cell>
          <table:table-cell office:value-type="float" office:value="0.001239" calcext:value-type="float">
            <text:p>0.001239</text:p>
          </table:table-cell>
          <table:table-cell office:value-type="float" office:value="0.187967" calcext:value-type="float">
            <text:p>0.187967</text:p>
          </table:table-cell>
        </table:table-row>
        <table:table-row table:style-name="ro1">
          <table:table-cell table:number-columns-repeated="8"/>
          <table:table-cell office:value-type="float" office:value="100000" calcext:value-type="float">
            <text:p>100000</text:p>
          </table:table-cell>
          <table:table-cell office:value-type="float" office:value="0.000991" calcext:value-type="float">
            <text:p>0.000991</text:p>
          </table:table-cell>
          <table:table-cell office:value-type="float" office:value="0.000844" calcext:value-type="float">
            <text:p>0.000844</text:p>
          </table:table-cell>
          <table:table-cell office:value-type="float" office:value="0.001679" calcext:value-type="float">
            <text:p>0.001679</text:p>
          </table:table-cell>
          <table:table-cell office:value-type="float" office:value="0.188811" calcext:value-type="float">
            <text:p>0.188811</text:p>
          </table:table-cell>
        </table:table-row>
        <table:table-row table:style-name="ro1">
          <table:table-cell table:number-columns-repeated="8"/>
          <table:table-cell office:value-type="float" office:value="1000000" calcext:value-type="float">
            <text:p>1000000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0.009582" calcext:value-type="float">
            <text:p>0.009582</text:p>
          </table:table-cell>
          <table:table-cell office:value-type="float" office:value="0.021381" calcext:value-type="float">
            <text:p>0.021381</text:p>
          </table:table-cell>
          <table:table-cell office:value-type="float" office:value="0.202601" calcext:value-type="float">
            <text:p>0.202601</text:p>
          </table:table-cell>
        </table:table-row>
        <table:table-row table:style-name="ro1" table:number-rows-repeated="18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HEAP SORT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elementos</text:p>
          </table:table-cell>
          <table:table-cell office:value-type="string" calcext:value-type="string">
            <text:p>crescente</text:p>
          </table:table-cell>
          <table:table-cell office:value-type="string" calcext:value-type="string">
            <text:p>decrescente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aleatorio100k</text:p>
          </table:table-cell>
        </table:table-row>
        <table:table-row table:style-name="ro1">
          <table:table-cell table:number-columns-repeated="8"/>
          <table:table-cell office:value-type="float" office:value="25000" calcext:value-type="float">
            <text:p>25000</text:p>
          </table:table-cell>
          <table:table-cell office:value-type="float" office:value="0.00496" calcext:value-type="float">
            <text:p>0.00496</text:p>
          </table:table-cell>
          <table:table-cell office:value-type="float" office:value="0.004915" calcext:value-type="float">
            <text:p>0.004915</text:p>
          </table:table-cell>
          <table:table-cell office:value-type="float" office:value="0.006155" calcext:value-type="float">
            <text:p>0.006155</text:p>
          </table:table-cell>
          <table:table-cell office:value-type="float" office:value="0.00603" calcext:value-type="float">
            <text:p>0.00603</text:p>
          </table:table-cell>
        </table:table-row>
        <table:table-row table:style-name="ro1">
          <table:table-cell table:number-columns-repeated="8"/>
          <table:table-cell office:value-type="float" office:value="50000" calcext:value-type="float">
            <text:p>50000</text:p>
          </table:table-cell>
          <table:table-cell office:value-type="float" office:value="0.010437" calcext:value-type="float">
            <text:p>0.010437</text:p>
          </table:table-cell>
          <table:table-cell office:value-type="float" office:value="0.010526" calcext:value-type="float">
            <text:p>0.010526</text:p>
          </table:table-cell>
          <table:table-cell office:value-type="float" office:value="0.014794" calcext:value-type="float">
            <text:p>0.014794</text:p>
          </table:table-cell>
          <table:table-cell office:value-type="float" office:value="0.013192" calcext:value-type="float">
            <text:p>0.013192</text:p>
          </table:table-cell>
        </table:table-row>
        <table:table-row table:style-name="ro1">
          <table:table-cell table:number-columns-repeated="8"/>
          <table:table-cell office:value-type="float" office:value="75000" calcext:value-type="float">
            <text:p>75000</text:p>
          </table:table-cell>
          <table:table-cell office:value-type="float" office:value="0.017035" calcext:value-type="float">
            <text:p>0.017035</text:p>
          </table:table-cell>
          <table:table-cell office:value-type="float" office:value="0.016622" calcext:value-type="float">
            <text:p>0.016622</text:p>
          </table:table-cell>
          <table:table-cell office:value-type="float" office:value="0.019945" calcext:value-type="float">
            <text:p>0.019945</text:p>
          </table:table-cell>
          <table:table-cell office:value-type="float" office:value="0.01978" calcext:value-type="float">
            <text:p>0.01978</text:p>
          </table:table-cell>
        </table:table-row>
        <table:table-row table:style-name="ro1">
          <table:table-cell table:number-columns-repeated="8"/>
          <table:table-cell office:value-type="float" office:value="100000" calcext:value-type="float">
            <text:p>100000</text:p>
          </table:table-cell>
          <table:table-cell office:value-type="float" office:value="0.022533" calcext:value-type="float">
            <text:p>0.022533</text:p>
          </table:table-cell>
          <table:table-cell office:value-type="float" office:value="0.021896" calcext:value-type="float">
            <text:p>0.021896</text:p>
          </table:table-cell>
          <table:table-cell office:value-type="float" office:value="0.027828" calcext:value-type="float">
            <text:p>0.027828</text:p>
          </table:table-cell>
          <table:table-cell office:value-type="float" office:value="0.027836" calcext:value-type="float">
            <text:p>0.027836</text:p>
          </table:table-cell>
        </table:table-row>
        <table:table-row table:style-name="ro1">
          <table:table-cell table:number-columns-repeated="8"/>
          <table:table-cell office:value-type="float" office:value="1000000" calcext:value-type="float">
            <text:p>1000000</text:p>
          </table:table-cell>
          <table:table-cell office:value-type="float" office:value="0.265777" calcext:value-type="float">
            <text:p>0.265777</text:p>
          </table:table-cell>
          <table:table-cell office:value-type="float" office:value="0.264515" calcext:value-type="float">
            <text:p>0.264515</text:p>
          </table:table-cell>
          <table:table-cell office:value-type="float" office:value="0.355565" calcext:value-type="float">
            <text:p>0.355565</text:p>
          </table:table-cell>
          <table:table-cell office:value-type="float" office:value="0.35648" calcext:value-type="float">
            <text:p>0.356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4:13:19.002840846</meta:creation-date>
    <dc:date>2016-09-20T14:23:06.868580007</dc:date>
    <meta:editing-duration>PT9M46S</meta:editing-duration>
    <meta:editing-cycles>3</meta:editing-cycles>
    <meta:generator>LibreOffice/5.1.4.2$Linux_X86_64 LibreOffice_project/10m0$Build-2</meta:generator>
    <meta:document-statistic meta:table-count="1" meta:cell-count="9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91cm" svg:y="0.315cm" chart:style-name="ch2">
          <text:p>Bucket Sort</text:p>
        </chart:title>
        <chart:legend chart:legend-position="end" svg:x="12.514cm" svg:y="3.498cm" style:legend-expansion="high" chart:style-name="ch3"/>
        <chart:plot-area chart:style-name="ch4" table:cell-range-address="Sheet1.I7:Sheet1.M12" chart:data-source-has-labels="both" svg:x="0.32cm" svg:y="1.28cm" svg:width="11.874cm" svg:height="7.54cm">
          <chartooo:coordinate-region svg:x="1.256cm" svg:y="1.468cm" svg:width="10.241cm" svg:height="6.727cm"/>
          <chart:axis chart:dimension="x" chart:name="primary-x" chart:style-name="ch5" chartooo:axis-type="auto">
            <chartooo:date-scale/>
            <chart:categories table:cell-range-address="Sheet1.I8:Sheet1.I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J8:Sheet1.J12" chart:label-cell-address="Sheet1.J7:Sheet1.J7" chart:class="chart:line">
            <chart:data-point chart:repeated="5"/>
          </chart:series>
          <chart:series chart:style-name="ch8" chart:values-cell-range-address="Sheet1.K8:Sheet1.K12" chart:label-cell-address="Sheet1.K7:Sheet1.K7" chart:class="chart:line">
            <chart:data-point chart:repeated="5"/>
          </chart:series>
          <chart:series chart:style-name="ch9" chart:values-cell-range-address="Sheet1.L8:Sheet1.L12" chart:label-cell-address="Sheet1.L7:Sheet1.L7" chart:class="chart:line">
            <chart:data-point chart:repeated="5"/>
          </chart:series>
          <chart:series chart:style-name="ch10" chart:values-cell-range-address="Sheet1.M8:Sheet1.M12" chart:label-cell-address="Sheet1.M7:Sheet1.M7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escente</text:p>
                <draw:g>
                  <svg:desc>Sheet1.J7:Sheet1.J7</svg:desc>
                </draw:g>
              </table:table-cell>
              <table:table-cell office:value-type="string">
                <text:p>decrescente</text:p>
                <draw:g>
                  <svg:desc>Sheet1.K7:Sheet1.K7</svg:desc>
                </draw:g>
              </table:table-cell>
              <table:table-cell office:value-type="string">
                <text:p>aleatorio</text:p>
                <draw:g>
                  <svg:desc>Sheet1.L7:Sheet1.L7</svg:desc>
                </draw:g>
              </table:table-cell>
              <table:table-cell office:value-type="string">
                <text:p>aleatorio100k</text:p>
                <draw:g>
                  <svg:desc>Sheet1.M7:Sheet1.M7</svg:desc>
                </draw:g>
              </table:table-cell>
            </table:table-row>
          </table:table-header-rows>
          <table:table-rows>
            <table:table-row>
              <table:table-cell office:value-type="float" office:value="25000">
                <text:p>25000</text:p>
                <draw:g>
                  <svg:desc>Sheet1.I8:Sheet1.I12</svg:desc>
                </draw:g>
              </table:table-cell>
              <table:table-cell office:value-type="float" office:value="0.007732">
                <text:p>0.007732</text:p>
                <draw:g>
                  <svg:desc>Sheet1.J8:Sheet1.J12</svg:desc>
                </draw:g>
              </table:table-cell>
              <table:table-cell office:value-type="float" office:value="0.007648">
                <text:p>0.007648</text:p>
                <draw:g>
                  <svg:desc>Sheet1.K8:Sheet1.K12</svg:desc>
                </draw:g>
              </table:table-cell>
              <table:table-cell office:value-type="float" office:value="0.010376">
                <text:p>0.010376</text:p>
                <draw:g>
                  <svg:desc>Sheet1.L8:Sheet1.L12</svg:desc>
                </draw:g>
              </table:table-cell>
              <table:table-cell office:value-type="float" office:value="0.010507">
                <text:p>0.010507</text:p>
                <draw:g>
                  <svg:desc>Sheet1.M8:Sheet1.M12</svg:desc>
                </draw:g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15997">
                <text:p>0.015997</text:p>
              </table:table-cell>
              <table:table-cell office:value-type="float" office:value="0.015921">
                <text:p>0.015921</text:p>
              </table:table-cell>
              <table:table-cell office:value-type="float" office:value="0.021183">
                <text:p>0.021183</text:p>
              </table:table-cell>
              <table:table-cell office:value-type="float" office:value="0.021382">
                <text:p>0.021382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0.026196">
                <text:p>0.026196</text:p>
              </table:table-cell>
              <table:table-cell office:value-type="float" office:value="0.026144">
                <text:p>0.026144</text:p>
              </table:table-cell>
              <table:table-cell office:value-type="float" office:value="0.035791">
                <text:p>0.035791</text:p>
              </table:table-cell>
              <table:table-cell office:value-type="float" office:value="0.03603">
                <text:p>0.0360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34128">
                <text:p>0.034128</text:p>
              </table:table-cell>
              <table:table-cell office:value-type="float" office:value="0.035227">
                <text:p>0.035227</text:p>
              </table:table-cell>
              <table:table-cell office:value-type="float" office:value="0.046166">
                <text:p>0.046166</text:p>
              </table:table-cell>
              <table:table-cell office:value-type="float" office:value="0.046516">
                <text:p>0.04651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314604">
                <text:p>0.314604</text:p>
              </table:table-cell>
              <table:table-cell office:value-type="float" office:value="0.30943">
                <text:p>0.30943</text:p>
              </table:table-cell>
              <table:table-cell office:value-type="float" office:value="0.457731">
                <text:p>0.457731</text:p>
              </table:table-cell>
              <table:table-cell office:value-type="float" office:value="0.454077">
                <text:p>0.4540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7cm" svg:y="0.315cm" chart:style-name="ch2">
          <text:p>Counting Sort</text:p>
        </chart:title>
        <chart:legend chart:legend-position="end" svg:x="12.514cm" svg:y="3.498cm" style:legend-expansion="high" chart:style-name="ch3"/>
        <chart:plot-area chart:style-name="ch4" table:cell-range-address="Sheet1.I30:Sheet1.M35" chart:data-source-has-labels="both" svg:x="0.32cm" svg:y="1.28cm" svg:width="11.874cm" svg:height="7.54cm">
          <chartooo:coordinate-region svg:x="1.256cm" svg:y="1.468cm" svg:width="10.241cm" svg:height="6.727cm"/>
          <chart:axis chart:dimension="x" chart:name="primary-x" chart:style-name="ch5" chartooo:axis-type="auto">
            <chartooo:date-scale/>
            <chart:categories table:cell-range-address="Sheet1.I31:Sheet1.I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J31:Sheet1.J35" chart:label-cell-address="Sheet1.J30:Sheet1.J30" chart:class="chart:line">
            <chart:data-point chart:repeated="5"/>
          </chart:series>
          <chart:series chart:style-name="ch8" chart:values-cell-range-address="Sheet1.K31:Sheet1.K35" chart:label-cell-address="Sheet1.K30:Sheet1.K30" chart:class="chart:line">
            <chart:data-point chart:repeated="5"/>
          </chart:series>
          <chart:series chart:style-name="ch9" chart:values-cell-range-address="Sheet1.L31:Sheet1.L35" chart:label-cell-address="Sheet1.L30:Sheet1.L30" chart:class="chart:line">
            <chart:data-point chart:repeated="5"/>
          </chart:series>
          <chart:series chart:style-name="ch10" chart:values-cell-range-address="Sheet1.M31:Sheet1.M35" chart:label-cell-address="Sheet1.M30:Sheet1.M30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escente</text:p>
                <draw:g>
                  <svg:desc>Sheet1.J30:Sheet1.J30</svg:desc>
                </draw:g>
              </table:table-cell>
              <table:table-cell office:value-type="string">
                <text:p>decrescente</text:p>
                <draw:g>
                  <svg:desc>Sheet1.K30:Sheet1.K30</svg:desc>
                </draw:g>
              </table:table-cell>
              <table:table-cell office:value-type="string">
                <text:p>aleatorio</text:p>
                <draw:g>
                  <svg:desc>Sheet1.L30:Sheet1.L30</svg:desc>
                </draw:g>
              </table:table-cell>
              <table:table-cell office:value-type="string">
                <text:p>aleatorio100k</text:p>
                <draw:g>
                  <svg:desc>Sheet1.M30:Sheet1.M30</svg:desc>
                </draw:g>
              </table:table-cell>
            </table:table-row>
          </table:table-header-rows>
          <table:table-rows>
            <table:table-row>
              <table:table-cell office:value-type="float" office:value="25000">
                <text:p>25000</text:p>
                <draw:g>
                  <svg:desc>Sheet1.I31:Sheet1.I35</svg:desc>
                </draw:g>
              </table:table-cell>
              <table:table-cell office:value-type="float" office:value="0.000267">
                <text:p>0.000267</text:p>
                <draw:g>
                  <svg:desc>Sheet1.J31:Sheet1.J35</svg:desc>
                </draw:g>
              </table:table-cell>
              <table:table-cell office:value-type="float" office:value="0.000245">
                <text:p>0.000245</text:p>
                <draw:g>
                  <svg:desc>Sheet1.K31:Sheet1.K35</svg:desc>
                </draw:g>
              </table:table-cell>
              <table:table-cell office:value-type="float" office:value="0.000443">
                <text:p>0.000443</text:p>
                <draw:g>
                  <svg:desc>Sheet1.L31:Sheet1.L35</svg:desc>
                </draw:g>
              </table:table-cell>
              <table:table-cell office:value-type="float" office:value="0.184745">
                <text:p>0.184745</text:p>
                <draw:g>
                  <svg:desc>Sheet1.M31:Sheet1.M35</svg:desc>
                </draw:g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00505">
                <text:p>0.000505</text:p>
              </table:table-cell>
              <table:table-cell office:value-type="float" office:value="0.000474">
                <text:p>0.000474</text:p>
              </table:table-cell>
              <table:table-cell office:value-type="float" office:value="0.000847">
                <text:p>0.000847</text:p>
              </table:table-cell>
              <table:table-cell office:value-type="float" office:value="0.184625">
                <text:p>0.184625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0.000707">
                <text:p>0.000707</text:p>
              </table:table-cell>
              <table:table-cell office:value-type="float" office:value="0.000664">
                <text:p>0.000664</text:p>
              </table:table-cell>
              <table:table-cell office:value-type="float" office:value="0.001239">
                <text:p>0.001239</text:p>
              </table:table-cell>
              <table:table-cell office:value-type="float" office:value="0.187967">
                <text:p>0.18796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991">
                <text:p>0.000991</text:p>
              </table:table-cell>
              <table:table-cell office:value-type="float" office:value="0.000844">
                <text:p>0.000844</text:p>
              </table:table-cell>
              <table:table-cell office:value-type="float" office:value="0.001679">
                <text:p>0.001679</text:p>
              </table:table-cell>
              <table:table-cell office:value-type="float" office:value="0.188811">
                <text:p>0.18881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1039">
                <text:p>0.01039</text:p>
              </table:table-cell>
              <table:table-cell office:value-type="float" office:value="0.009582">
                <text:p>0.009582</text:p>
              </table:table-cell>
              <table:table-cell office:value-type="float" office:value="0.021381">
                <text:p>0.021381</text:p>
              </table:table-cell>
              <table:table-cell office:value-type="float" office:value="0.202601">
                <text:p>0.2026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57cm" svg:y="0.315cm" chart:style-name="ch2">
          <text:p>Heap Sort</text:p>
        </chart:title>
        <chart:legend chart:legend-position="end" svg:x="12.514cm" svg:y="3.498cm" style:legend-expansion="high" chart:style-name="ch3"/>
        <chart:plot-area chart:style-name="ch4" table:cell-range-address="Sheet1.I57:Sheet1.M61 Sheet1.J56:Sheet1.M56" chart:data-source-has-labels="both" svg:x="0.32cm" svg:y="1.28cm" svg:width="11.874cm" svg:height="7.54cm">
          <chartooo:coordinate-region svg:x="1.256cm" svg:y="1.469cm" svg:width="10.241cm" svg:height="6.726cm"/>
          <chart:axis chart:dimension="x" chart:name="primary-x" chart:style-name="ch5" chartooo:axis-type="auto">
            <chartooo:date-scale/>
            <chart:categories table:cell-range-address="Sheet1.I57:Sheet1.I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J57:Sheet1.J61" chart:label-cell-address="Sheet1.J56:Sheet1.J56" chart:class="chart:line">
            <chart:data-point chart:repeated="5"/>
          </chart:series>
          <chart:series chart:style-name="ch8" chart:values-cell-range-address="Sheet1.K57:Sheet1.K61" chart:label-cell-address="Sheet1.K56:Sheet1.K56" chart:class="chart:line">
            <chart:data-point chart:repeated="5"/>
          </chart:series>
          <chart:series chart:style-name="ch9" chart:values-cell-range-address="Sheet1.L57:Sheet1.L61" chart:label-cell-address="Sheet1.L56:Sheet1.L56" chart:class="chart:line">
            <chart:data-point chart:repeated="5"/>
          </chart:series>
          <chart:series chart:style-name="ch10" chart:values-cell-range-address="Sheet1.M57:Sheet1.M61" chart:label-cell-address="Sheet1.M56:Sheet1.M56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escente</text:p>
                <draw:g>
                  <svg:desc>Sheet1.J56:Sheet1.J56</svg:desc>
                </draw:g>
              </table:table-cell>
              <table:table-cell office:value-type="string">
                <text:p>decrescente</text:p>
                <draw:g>
                  <svg:desc>Sheet1.K56:Sheet1.K56</svg:desc>
                </draw:g>
              </table:table-cell>
              <table:table-cell office:value-type="string">
                <text:p>aleatorio</text:p>
                <draw:g>
                  <svg:desc>Sheet1.L56:Sheet1.L56</svg:desc>
                </draw:g>
              </table:table-cell>
              <table:table-cell office:value-type="string">
                <text:p>aleatorio100k</text:p>
                <draw:g>
                  <svg:desc>Sheet1.M56:Sheet1.M56</svg:desc>
                </draw:g>
              </table:table-cell>
            </table:table-row>
          </table:table-header-rows>
          <table:table-rows>
            <table:table-row>
              <table:table-cell office:value-type="float" office:value="25000">
                <text:p>25000</text:p>
                <draw:g>
                  <svg:desc>Sheet1.I57:Sheet1.I61</svg:desc>
                </draw:g>
              </table:table-cell>
              <table:table-cell office:value-type="float" office:value="0.00496">
                <text:p>0.00496</text:p>
                <draw:g>
                  <svg:desc>Sheet1.J57:Sheet1.J61</svg:desc>
                </draw:g>
              </table:table-cell>
              <table:table-cell office:value-type="float" office:value="0.004915">
                <text:p>0.004915</text:p>
                <draw:g>
                  <svg:desc>Sheet1.K57:Sheet1.K61</svg:desc>
                </draw:g>
              </table:table-cell>
              <table:table-cell office:value-type="float" office:value="0.006155">
                <text:p>0.006155</text:p>
                <draw:g>
                  <svg:desc>Sheet1.L57:Sheet1.L61</svg:desc>
                </draw:g>
              </table:table-cell>
              <table:table-cell office:value-type="float" office:value="0.00603">
                <text:p>0.00603</text:p>
                <draw:g>
                  <svg:desc>Sheet1.M57:Sheet1.M61</svg:desc>
                </draw:g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10437">
                <text:p>0.010437</text:p>
              </table:table-cell>
              <table:table-cell office:value-type="float" office:value="0.010526">
                <text:p>0.010526</text:p>
              </table:table-cell>
              <table:table-cell office:value-type="float" office:value="0.014794">
                <text:p>0.014794</text:p>
              </table:table-cell>
              <table:table-cell office:value-type="float" office:value="0.013192">
                <text:p>0.013192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0.017035">
                <text:p>0.017035</text:p>
              </table:table-cell>
              <table:table-cell office:value-type="float" office:value="0.016622">
                <text:p>0.016622</text:p>
              </table:table-cell>
              <table:table-cell office:value-type="float" office:value="0.019945">
                <text:p>0.019945</text:p>
              </table:table-cell>
              <table:table-cell office:value-type="float" office:value="0.01978">
                <text:p>0.0197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22533">
                <text:p>0.022533</text:p>
              </table:table-cell>
              <table:table-cell office:value-type="float" office:value="0.021896">
                <text:p>0.021896</text:p>
              </table:table-cell>
              <table:table-cell office:value-type="float" office:value="0.027828">
                <text:p>0.027828</text:p>
              </table:table-cell>
              <table:table-cell office:value-type="float" office:value="0.027836">
                <text:p>0.02783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265777">
                <text:p>0.265777</text:p>
              </table:table-cell>
              <table:table-cell office:value-type="float" office:value="0.264515">
                <text:p>0.264515</text:p>
              </table:table-cell>
              <table:table-cell office:value-type="float" office:value="0.355565">
                <text:p>0.355565</text:p>
              </table:table-cell>
              <table:table-cell office:value-type="float" office:value="0.35648">
                <text:p>0.356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